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/>
    <style:font-face style:name="Calibri" svg:font-family="Calibri"/>
    <style:font-face style:name="Cantarell" svg:font-family="Cantarell" style:font-family-generic="system" style:font-pitch="variable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solid" svg:stroke-width="0.102cm" svg:stroke-color="#3465a4" svg:stroke-opacity="100%" draw:fill="solid" draw:fill-color="#cccccc" draw:opacity="100%" draw:textarea-horizontal-align="center" draw:textarea-vertical-align="middle" draw:auto-grow-height="false" draw:auto-grow-width="false" fo:min-height="2.16cm" fo:min-width="2.1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2cm" svg:stroke-color="#3465a4" svg:stroke-opacity="100%" draw:fill="solid" draw:fill-color="#cccccc" draw:opacity="100%" draw:textarea-horizontal-align="center" draw:textarea-vertical-align="middle" draw:auto-grow-height="false" draw:auto-grow-width="false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102cm" svg:stroke-color="#3465a4" svg:stroke-opacity="100%" draw:fill="solid" draw:fill-color="#cccccc" draw:opacity="100%" draw:textarea-horizontal-align="center" draw:textarea-vertical-align="middle" draw:auto-grow-height="false" draw:auto-grow-width="false" fo:padding-top="0.176cm" fo:padding-bottom="0.176cm" fo:padding-left="0.301cm" fo:padding-right="0.301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solid" svg:stroke-width="0.102cm" svg:stroke-color="#3465a4" draw:marker-end="a914" svg:stroke-opacity="100%" draw:fill="none" draw:textarea-horizontal-align="left" draw:textarea-vertical-align="middle" draw:auto-grow-height="false" draw:auto-grow-width="false" fo:padding-top="0.051cm" fo:padding-bottom="0.051cm" fo:padding-left="0.051cm" fo:padding-right="0.051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solid" svg:stroke-width="0.102cm" svg:stroke-color="#3465a4" draw:marker-end="a918" svg:stroke-opacity="100%" draw:fill="none" draw:textarea-horizontal-align="left" draw:textarea-vertical-align="middle" draw:auto-grow-height="false" draw:auto-grow-width="false" fo:padding-top="0.051cm" fo:padding-bottom="0.051cm" fo:padding-left="0.051cm" fo:padding-right="0.051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svg:stroke-width="0.102cm" svg:stroke-color="#3465a4" draw:marker-end="a922" svg:stroke-opacity="100%" draw:fill="none" draw:textarea-horizontal-align="left" draw:textarea-vertical-align="middle" draw:auto-grow-height="false" draw:auto-grow-width="false" fo:padding-top="0.051cm" fo:padding-bottom="0.051cm" fo:padding-left="0.051cm" fo:padding-right="0.051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solid" svg:stroke-width="0.102cm" svg:stroke-color="#3465a4" svg:stroke-opacity="100%" draw:fill="none" draw:textarea-horizontal-align="left" draw:textarea-vertical-align="middle" draw:auto-grow-height="false" draw:auto-grow-width="false" fo:padding-top="0.051cm" fo:padding-bottom="0.051cm" fo:padding-left="0.051cm" fo:padding-right="0.051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102cm" svg:stroke-color="#3465a4" draw:marker-end="a932" svg:stroke-opacity="100%" draw:fill="none" draw:textarea-horizontal-align="left" draw:textarea-vertical-align="middle" draw:auto-grow-height="false" draw:auto-grow-width="false" fo:padding-top="0.051cm" fo:padding-bottom="0.051cm" fo:padding-left="0.051cm" fo:padding-right="0.051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.102cm" svg:stroke-color="#3465a4" draw:marker-end="a942" svg:stroke-opacity="100%" draw:fill="none" draw:textarea-horizontal-align="left" draw:textarea-vertical-align="middle" draw:auto-grow-height="false" draw:auto-grow-width="false" fo:padding-top="0.051cm" fo:padding-bottom="0.051cm" fo:padding-left="0.051cm" fo:padding-right="0.051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width="0.102cm" svg:stroke-color="#3465a4" draw:marker-end="a952" svg:stroke-opacity="100%" draw:fill="none" draw:textarea-horizontal-align="left" draw:textarea-vertical-align="middle" draw:auto-grow-height="false" draw:auto-grow-width="false" fo:padding-top="0.051cm" fo:padding-bottom="0.051cm" fo:padding-left="0.051cm" fo:padding-right="0.051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svg:stroke-width="0.102cm" svg:stroke-color="#3465a4" draw:marker-end="a956" svg:stroke-opacity="100%" draw:fill="none" draw:textarea-horizontal-align="left" draw:textarea-vertical-align="middle" draw:auto-grow-height="false" draw:auto-grow-width="false" fo:padding-top="0.051cm" fo:padding-bottom="0.051cm" fo:padding-left="0.051cm" fo:padding-right="0.051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solid" svg:stroke-width="0.102cm" svg:stroke-color="#3465a4" draw:marker-end="a966" svg:stroke-opacity="100%" draw:fill="none" draw:textarea-horizontal-align="left" draw:textarea-vertical-align="middle" draw:auto-grow-height="false" draw:auto-grow-width="false" fo:padding-top="0.051cm" fo:padding-bottom="0.051cm" fo:padding-left="0.051cm" fo:padding-right="0.051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false" fo:min-height="0.609cm" fo:padding-top="0cm" fo:padding-bottom="0cm" fo:padding-left="0cm" fo:padding-right="0cm" fo:wrap-option="wrap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false" fo:min-height="1.44cm" fo:padding-top="0cm" fo:padding-bottom="0cm" fo:padding-left="0cm" fo:padding-right="0cm" fo:wrap-option="wrap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false" fo:min-height="1.158cm" fo:padding-top="0cm" fo:padding-bottom="0cm" fo:padding-left="0cm" fo:padding-right="0cm" fo:wrap-option="wrap" loext:decorative="false"/>
      <style:paragraph-properties style:writing-mode="lr-tb"/>
    </style:style>
    <style:style style:name="gr16" style:family="graphic" style:parent-style-name="standard">
      <style:graphic-properties draw:stroke="solid" svg:stroke-width="0.102cm" svg:stroke-color="#3465a4" draw:marker-end="a992" svg:stroke-opacity="100%" draw:fill="none" draw:textarea-horizontal-align="left" draw:textarea-vertical-align="middle" draw:auto-grow-height="false" draw:auto-grow-width="false" fo:padding-top="0.051cm" fo:padding-bottom="0.051cm" fo:padding-left="0.051cm" fo:padding-right="0.051cm" fo:wrap-option="wrap" style:writing-mode="lr-tb" loext:decorative="false"/>
      <style:paragraph-properties style:writing-mode="lr-tb"/>
    </style:style>
    <style:style style:name="gr17" style:family="graphic" style:parent-style-name="standard">
      <style:graphic-properties draw:stroke="solid" svg:stroke-width="0.102cm" svg:stroke-color="#3465a4" draw:marker-end="a999" svg:stroke-opacity="100%" draw:fill="none" draw:textarea-horizontal-align="left" draw:textarea-vertical-align="middle" draw:auto-grow-height="false" draw:auto-grow-width="false" fo:padding-top="0.051cm" fo:padding-bottom="0.051cm" fo:padding-left="0.051cm" fo:padding-right="0.051cm" fo:wrap-option="wrap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gr21" style:family="graphic">
      <style:graphic-properties loext:decorative="false"/>
    </style:style>
    <style:style style:name="pr1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572cm" fo:padding-top="0cm" fo:padding-bottom="0cm" fo:padding-left="0cm" fo:padding-right="0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/>
      </style:paragraph-properties>
      <style:text-properties fo:font-size="14pt" style:font-size-asian="14pt" style:font-size-complex="14pt"/>
    </style:style>
    <style:style style:name="P2" style:family="paragraph">
      <loext:graphic-properties draw:fill="solid" draw:fill-color="#cccccc" draw:opacity="100%"/>
      <style:paragraph-properties fo:margin-left="0cm" fo:margin-right="0cm" fo:margin-top="0cm" fo:margin-bottom="0cm" fo:line-height="100%" fo:text-align="center" fo:text-indent="0cm" style:punctuation-wrap="simple" loext:tab-stop-distance="0cm" style:writing-mode="lr-tb" style:font-independent-line-spacing="false">
        <style:tab-stops/>
      </style:paragraph-properties>
      <style:text-properties fo:font-size="14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/>
      </style:paragraph-properties>
    </style:style>
    <style:style style:name="P4" style:family="paragraph">
      <loext:graphic-properties draw:fill="solid" draw:fill-color="#cccccc" draw:opacity="100%"/>
      <style:paragraph-properties style:writing-mode="lr-tb" style:font-independent-line-spacing="false"/>
    </style:style>
    <style:style style:name="P5" style:family="paragraph">
      <loext:graphic-properties draw:fill="none"/>
      <style:paragraph-properties style:writing-mode="lr-tb" style:font-independent-line-spacing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loext:tab-stop-distance="0cm" style:writing-mode="lr-tb">
        <style:tab-stops/>
      </style:paragraph-properties>
    </style:style>
    <style:style style:name="P7" style:family="paragraph">
      <loext:graphic-properties draw:fill="none"/>
      <style:paragraph-properties style:font-independent-line-spacing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loext:tab-stop-distance="0cm" style:font-independent-line-spacing="false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P10" style:family="paragraph">
      <loext:graphic-properties draw:fill="none"/>
      <style:paragraph-properties style:font-independent-line-spacing="true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P12" style:family="paragraph">
      <loext:graphic-properties draw:fill="none" draw:fill-color="#ffffff"/>
      <style:paragraph-properties style:font-independent-line-spacing="tru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ptos Narrow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ptos Narrow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ptos Narrow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Noto Sans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custom-shape draw:name="Freeform: Shape 1" draw:style-name="gr1" draw:text-style-name="P2" draw:layer="layout" svg:width="4.318cm" svg:height="4.318cm" svg:x="2.83cm" svg:y="14.55cm">
          <text:p text:style-name="P1"><text:span text:style-name="T1">Were all causes triggered?</text:span></text:p>
          <draw:enhanced-geometry svg:viewBox="0 0 21600 21600" draw:text-areas="?f27 ?f29 ?f28 ?f30" draw:glue-points="?f21 ?f22 ?f23 ?f24 ?f21 ?f25 ?f26 ?f24" draw:mirror-horizontal="false" draw:mirror-vertical="false" draw:type="non-primitive" draw:enhanced-path="M ?f10 ?f8 L ?f9 ?f10 ?f10 ?f9 ?f8 ?f10 ?f10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5400 * ?f6"/>
            <draw:equation draw:name="f12" draw:formula="16200 * ?f6"/>
            <draw:equation draw:name="f13" draw:formula="16200 * ?f7"/>
            <draw:equation draw:name="f14" draw:formula="5400 * ?f7"/>
            <draw:equation draw:name="f15" draw:formula="10800 * ?f6"/>
            <draw:equation draw:name="f16" draw:formula="0 * ?f7"/>
            <draw:equation draw:name="f17" draw:formula="0 * ?f6"/>
            <draw:equation draw:name="f18" draw:formula="10800 * ?f7"/>
            <draw:equation draw:name="f19" draw:formula="21600 * ?f7"/>
            <draw:equation draw:name="f20" draw:formula="21600 * ?f6"/>
            <draw:equation draw:name="f21" draw:formula="?f15 / ?f6"/>
            <draw:equation draw:name="f22" draw:formula="?f16 / ?f7"/>
            <draw:equation draw:name="f23" draw:formula="?f17 / ?f6"/>
            <draw:equation draw:name="f24" draw:formula="?f18 / ?f7"/>
            <draw:equation draw:name="f25" draw:formula="?f19 / ?f7"/>
            <draw:equation draw:name="f26" draw:formula="?f20 / ?f6"/>
            <draw:equation draw:name="f27" draw:formula="?f11 / ?f6"/>
            <draw:equation draw:name="f28" draw:formula="?f12 / ?f6"/>
            <draw:equation draw:name="f29" draw:formula="?f14 / ?f7"/>
            <draw:equation draw:name="f30" draw:formula="?f13 / ?f7"/>
          </draw:enhanced-geometry>
        </draw:custom-shape>
        <draw:custom-shape draw:name="Freeform: Shape 2" draw:style-name="gr2" draw:text-style-name="P4" draw:layer="layout" svg:width="4.316cm" svg:height="4.318cm" svg:x="2.79cm" svg:y="8.914cm">
          <text:p text:style-name="P3"><text:span text:style-name="T2">More</text:span><text:span text:style-name="T2"><text:line-break/></text:span><text:span text:style-name="T2">causes?</text:span></text:p>
          <draw:enhanced-geometry svg:viewBox="0 0 21600 21600" draw:text-areas="?f27 ?f29 ?f28 ?f30" draw:glue-points="?f21 ?f22 ?f23 ?f24 ?f21 ?f25 ?f26 ?f24" draw:type="non-primitive" draw:enhanced-path="M ?f10 ?f8 L ?f9 ?f10 ?f10 ?f9 ?f8 ?f10 ?f10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5400 * ?f6"/>
            <draw:equation draw:name="f12" draw:formula="16200 * ?f6"/>
            <draw:equation draw:name="f13" draw:formula="16200 * ?f7"/>
            <draw:equation draw:name="f14" draw:formula="5400 * ?f7"/>
            <draw:equation draw:name="f15" draw:formula="10800 * ?f6"/>
            <draw:equation draw:name="f16" draw:formula="0 * ?f7"/>
            <draw:equation draw:name="f17" draw:formula="0 * ?f6"/>
            <draw:equation draw:name="f18" draw:formula="10800 * ?f7"/>
            <draw:equation draw:name="f19" draw:formula="21600 * ?f7"/>
            <draw:equation draw:name="f20" draw:formula="21600 * ?f6"/>
            <draw:equation draw:name="f21" draw:formula="?f15 / ?f6"/>
            <draw:equation draw:name="f22" draw:formula="?f16 / ?f7"/>
            <draw:equation draw:name="f23" draw:formula="?f17 / ?f6"/>
            <draw:equation draw:name="f24" draw:formula="?f18 / ?f7"/>
            <draw:equation draw:name="f25" draw:formula="?f19 / ?f7"/>
            <draw:equation draw:name="f26" draw:formula="?f20 / ?f6"/>
            <draw:equation draw:name="f27" draw:formula="?f11 / ?f6"/>
            <draw:equation draw:name="f28" draw:formula="?f12 / ?f6"/>
            <draw:equation draw:name="f29" draw:formula="?f14 / ?f7"/>
            <draw:equation draw:name="f30" draw:formula="?f13 / ?f7"/>
          </draw:enhanced-geometry>
        </draw:custom-shape>
        <draw:custom-shape draw:name="Freeform: Shape 3" draw:style-name="gr3" draw:text-style-name="P4" draw:layer="layout" svg:width="4.316cm" svg:height="2.033cm" svg:x="2.79cm" svg:y="20.29cm">
          <text:p text:style-name="P3"><text:span text:style-name="T3">Run Effect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eform: Shape 4" draw:style-name="gr2" draw:text-style-name="P4" draw:layer="layout" svg:width="4.316cm" svg:height="4.318cm" svg:x="2.79cm" svg:y="23.739cm">
          <text:p text:style-name="P3"><text:span text:style-name="T3">More</text:span><text:span text:style-name="T3"><text:line-break/></text:span><text:span text:style-name="T3">effects?</text:span></text:p>
          <draw:enhanced-geometry svg:viewBox="0 0 21600 21600" draw:text-areas="?f27 ?f29 ?f28 ?f30" draw:glue-points="?f21 ?f22 ?f23 ?f24 ?f21 ?f25 ?f26 ?f24" draw:type="non-primitive" draw:enhanced-path="M ?f10 ?f8 L ?f9 ?f10 ?f10 ?f9 ?f8 ?f10 ?f10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5400 * ?f6"/>
            <draw:equation draw:name="f12" draw:formula="16200 * ?f6"/>
            <draw:equation draw:name="f13" draw:formula="16200 * ?f7"/>
            <draw:equation draw:name="f14" draw:formula="5400 * ?f7"/>
            <draw:equation draw:name="f15" draw:formula="10800 * ?f6"/>
            <draw:equation draw:name="f16" draw:formula="0 * ?f7"/>
            <draw:equation draw:name="f17" draw:formula="0 * ?f6"/>
            <draw:equation draw:name="f18" draw:formula="10800 * ?f7"/>
            <draw:equation draw:name="f19" draw:formula="21600 * ?f7"/>
            <draw:equation draw:name="f20" draw:formula="21600 * ?f6"/>
            <draw:equation draw:name="f21" draw:formula="?f15 / ?f6"/>
            <draw:equation draw:name="f22" draw:formula="?f16 / ?f7"/>
            <draw:equation draw:name="f23" draw:formula="?f17 / ?f6"/>
            <draw:equation draw:name="f24" draw:formula="?f18 / ?f7"/>
            <draw:equation draw:name="f25" draw:formula="?f19 / ?f7"/>
            <draw:equation draw:name="f26" draw:formula="?f20 / ?f6"/>
            <draw:equation draw:name="f27" draw:formula="?f11 / ?f6"/>
            <draw:equation draw:name="f28" draw:formula="?f12 / ?f6"/>
            <draw:equation draw:name="f29" draw:formula="?f14 / ?f7"/>
            <draw:equation draw:name="f30" draw:formula="?f13 / ?f7"/>
          </draw:enhanced-geometry>
        </draw:custom-shape>
        <draw:custom-shape draw:name="Freeform: Shape 5" draw:style-name="gr3" draw:text-style-name="P4" draw:layer="layout" svg:width="4.316cm" svg:height="2.033cm" svg:x="7.471cm" svg:y="1.435cm">
          <text:p text:style-name="P3"><text:span text:style-name="T3">Sleep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traight Connector 6" draw:style-name="gr4" draw:text-style-name="P5" draw:layer="layout" svg:width="0.001cm" svg:height="1.354cm" svg:x="4.931cm" svg:y="22.386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7" draw:style-name="gr5" draw:text-style-name="P5" draw:layer="layout" svg:width="0.001cm" svg:height="1.354cm" svg:x="4.931cm" svg:y="13.261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8" draw:style-name="gr6" draw:text-style-name="P5" draw:layer="layout" svg:width="0.001cm" svg:height="1.354cm" svg:x="4.923cm" svg:y="4.173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9" draw:style-name="gr7" draw:text-style-name="P5" draw:layer="layout" svg:width="1.016cm" svg:height="0.001cm" svg:x="1.774cm" svg:y="25.94cm">
          <text:p/>
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10" draw:style-name="gr7" draw:text-style-name="P5" draw:layer="layout" svg:width="0.001cm" svg:height="6.302cm" svg:x="1.774cm" svg:y="19.639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11" draw:style-name="gr8" draw:text-style-name="P5" draw:layer="layout" svg:width="3.156cm" svg:height="0.001cm" svg:x="1.774cm" svg:y="19.637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12" draw:style-name="gr7" draw:text-style-name="P5" draw:layer="layout" svg:width="0.001cm" svg:height="1.186cm" svg:x="4.923cm" svg:y="28.055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13" draw:style-name="gr7" draw:text-style-name="P5" draw:layer="layout" svg:width="4.725cm" svg:height="0.001cm" svg:x="4.923cm" svg:y="29.241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14" draw:style-name="gr9" draw:text-style-name="P5" draw:layer="layout" svg:width="0.001cm" svg:height="25.776cm" svg:x="9.648cm" svg:y="3.466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15" draw:style-name="gr7" draw:text-style-name="P5" draw:layer="layout" svg:width="0.001cm" svg:height="1.016cm" svg:x="9.647cm" svg:y="0.421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16" draw:style-name="gr7" draw:text-style-name="P5" draw:layer="layout" svg:width="4.725cm" svg:height="0.001cm" svg:x="4.923cm" svg:y="0.421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17" draw:style-name="gr10" draw:text-style-name="P5" draw:layer="layout" svg:width="0.001cm" svg:height="1.715cm" svg:x="4.923cm" svg:y="0.421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18" draw:style-name="gr11" draw:text-style-name="P5" draw:layer="layout" svg:width="2.54cm" svg:height="0.001cm" svg:x="7.146cm" svg:y="16.762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19" draw:style-name="gr7" draw:text-style-name="P5" draw:layer="layout" svg:width="1.016cm" svg:height="0.001cm" svg:x="1.774cm" svg:y="11.044cm">
          <text:p/>
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20" draw:style-name="gr7" draw:text-style-name="P5" draw:layer="layout" svg:width="0.001cm" svg:height="9.778cm" svg:x="1.774cm" svg:y="1.266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21" draw:style-name="gr12" draw:text-style-name="P5" draw:layer="layout" svg:width="3.156cm" svg:height="0.001cm" svg:x="1.749cm" svg:y="1.24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22" draw:style-name="gr13" draw:text-style-name="P7" draw:layer="layout" svg:width="1.396cm" svg:height="0.674cm" svg:x="5.142cm" svg:y="13.249cm">
          <draw:text-box>
            <text:p text:style-name="P6"><text:span text:style-name="T3">No</text:span></text:p>
          </draw:text-box>
        </draw:frame>
        <draw:frame draw:name="TextBox 23" draw:style-name="gr14" draw:text-style-name="P8" draw:layer="layout" svg:width="1.781cm" svg:height="1.44cm" svg:x="2.029cm" svg:y="11.26cm">
          <draw:text-box>
            <text:p text:style-name="P6"><text:span text:style-name="T3">Yes</text:span></text:p>
          </draw:text-box>
        </draw:frame>
        <draw:frame draw:name="TextBox 24" draw:style-name="gr13" draw:text-style-name="P7" draw:layer="layout" svg:width="1.396cm" svg:height="0.674cm" svg:x="5.142cm" svg:y="28.056cm">
          <draw:text-box>
            <text:p text:style-name="P6"><text:span text:style-name="T3">No</text:span></text:p>
          </draw:text-box>
        </draw:frame>
        <draw:frame draw:name="TextBox 25" draw:style-name="gr15" draw:text-style-name="P8" draw:layer="layout" svg:width="1.146cm" svg:height="1.158cm" svg:x="2.029cm" svg:y="26.147cm">
          <draw:text-box>
            <text:p text:style-name="P6"><text:span text:style-name="T3">Yes</text:span></text:p>
          </draw:text-box>
        </draw:frame>
        <draw:custom-shape draw:name="Freeform: Shape 26" draw:style-name="gr3" draw:text-style-name="P4" draw:layer="layout" svg:width="4.316cm" svg:height="2.033cm" svg:x="2.771cm" svg:y="2.135cm">
          <text:p text:style-name="P3"><text:span text:style-name="T2">Run Cause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eform: Shape 27" draw:style-name="gr3" draw:text-style-name="P4" draw:layer="layout" svg:width="4.316cm" svg:height="2.033cm" svg:x="2.771cm" svg:y="5.535cm">
          <text:p text:style-name="P3"><text:span text:style-name="T3">Record </text:span><text:span text:style-name="T2">whether</text:span><text:span text:style-name="T3"> </text:span><text:span text:style-name="T2">cause</text:span><text:span text:style-name="T3"> triggered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traight Connector 28" draw:style-name="gr16" draw:text-style-name="P5" draw:layer="layout" svg:width="0.001cm" svg:height="1.354cm" svg:x="4.923cm" svg:y="7.547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29" draw:style-name="gr13" draw:text-style-name="P7" draw:layer="layout" svg:width="0.903cm" svg:height="0.674cm" svg:x="7.187cm" svg:y="16.905cm">
          <draw:text-box>
            <text:p text:style-name="P6"><text:span text:style-name="T3">No</text:span></text:p>
          </draw:text-box>
        </draw:frame>
        <draw:custom-shape draw:name="Straight Connector 30" draw:style-name="gr17" draw:text-style-name="P5" draw:layer="layout" svg:width="0.001cm" svg:height="1.354cm" svg:x="4.931cm" svg:y="18.936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31" draw:style-name="gr13" draw:text-style-name="P7" draw:layer="layout" svg:width="0.875cm" svg:height="0.674cm" svg:x="5.139cm" svg:y="18.981cm">
          <draw:text-box>
            <text:p text:style-name="P6"><text:span text:style-name="T3">Yes</text:span></text:p>
          </draw:text-box>
        </draw:frame>
        <presentation:notes draw:style-name="dp2">
          <draw:frame draw:name="Date Placeholder 2" draw:style-name="gr18" draw:text-style-name="P10" draw:layer="layout" svg:width="9.357cm" svg:height="1.402cm" svg:x="12.228cm" svg:y="0cm">
            <draw:text-box>
              <text:p text:style-name="P9"><text:span text:style-name="T4"><text:date style:data-style-name="D1" text:date-value="2025-03-28">3/28/25</text:date></text:span></text:p>
            </draw:text-box>
          </draw:frame>
          <draw:frame draw:name="Slide Number Placeholder 12" draw:style-name="gr19" draw:text-style-name="P10" draw:layer="layout" svg:width="9.369cm" svg:height="1.396cm" svg:x="12.22cm" svg:y="26.543cm">
            <draw:text-box>
              <text:p text:style-name="P11"><text:span text:style-name="T5"><text:page-number>&lt;number&gt;</text:page-number></text:span></text:p>
            </draw:text-box>
          </draw:frame>
          <draw:frame draw:name="Slide Number Placeholder 6" draw:style-name="gr20" draw:text-style-name="P10" draw:layer="layout" svg:width="9.369cm" svg:height="1.396cm" svg:x="12.22cm" svg:y="26.543cm">
            <draw:text-box>
              <text:p text:style-name="P11"><text:span text:style-name="T5"><text:page-number>&lt;number&gt;</text:page-number></text:span></text:p>
            </draw:text-box>
          </draw:frame>
          <draw:page-thumbnail draw:name="Slide Image Placeholder 1" draw:style-name="gr21" draw:layer="layout" svg:width="5.411cm" svg:height="10.477cm" svg:x="8.087cm" svg:y="2.121cm" draw:page-number="1" presentation:class="page"/>
          <draw:frame draw:name="Notes Placeholder 2"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/>
    <style:font-face style:name="Calibri" svg:font-family="Calibri"/>
    <style:font-face style:name="Cantarell" svg:font-family="Cantarell" style:font-family-generic="system" style:font-pitch="variable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914" svg:viewBox="0 0 20 30" svg:d="M10 0l-10 30h20z"/>
    <draw:marker draw:name="a918" svg:viewBox="0 0 20 30" svg:d="M10 0l-10 30h20z"/>
    <draw:marker draw:name="a922" svg:viewBox="0 0 20 30" svg:d="M10 0l-10 30h20z"/>
    <draw:marker draw:name="a932" svg:viewBox="0 0 20 30" svg:d="M10 0l-10 30h20z"/>
    <draw:marker draw:name="a942" svg:viewBox="0 0 20 30" svg:d="M10 0l-10 30h20z"/>
    <draw:marker draw:name="a952" svg:viewBox="0 0 20 30" svg:d="M10 0l-10 30h20z"/>
    <draw:marker draw:name="a956" svg:viewBox="0 0 20 30" svg:d="M10 0l-10 30h20z"/>
    <draw:marker draw:name="a966" svg:viewBox="0 0 20 30" svg:d="M10 0l-10 30h20z"/>
    <draw:marker draw:name="a992" svg:viewBox="0 0 20 30" svg:d="M10 0l-10 30h20z"/>
    <draw:marker draw:name="a999" svg:viewBox="0 0 20 30" svg:d="M10 0l-10 30h20z"/>
    <style:default-style style:family="graphic">
      <style:graphic-properties draw:stroke="solid" svg:stroke-width="0.035cm" svg:stroke-color="#172c51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false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5.747cm" fo:page-height="30.48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7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8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2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6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7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9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0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1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2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5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6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8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9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0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1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4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4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49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0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4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5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8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3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5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6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7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9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0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2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73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74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5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6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7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8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9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80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1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82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83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84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85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86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7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8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89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9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9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9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tb-rl"/>
    </style:style>
    <style:style style:name="Mpr9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9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9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9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97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98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99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0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14.172cm" fo:padding-top="0cm" fo:padding-bottom="0cm" fo:padding-left="0cm" fo:padding-right="0cm" fo:wrap-option="wrap" loext:decorative="false"/>
      <style:paragraph-properties style:writing-mode="tb-rl"/>
    </style:style>
    <style:style style:name="Mpr101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tb-rl"/>
    </style:style>
    <style:style style:name="Mpr10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03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04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5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6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07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08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MP3" style:family="paragraph">
      <loext:graphic-properties draw:fill="none"/>
      <style:paragraph-properties style:font-independent-line-spacing="true"/>
    </style:style>
    <style:style style:name="MP4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5" style:family="paragraph">
      <style:paragraph-properties fo:margin-left="0cm" fo:margin-right="0cm" fo:margin-top="0.884cm" fo:margin-bottom="0cm" fo:line-height="100%" fo:text-indent="0cm" style:punctuation-wrap="simple" loext:tab-stop-distance="0cm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0.6cm" fo:margin-right="0cm" fo:margin-top="0cm" fo:margin-bottom="0cm" fo:line-height="100%" fo:text-indent="-0.6cm" style:punctuation-wrap="simple" loext:tab-stop-distance="0cm">
        <style:tab-stops/>
      </style:paragraph-properties>
    </style:style>
    <style:style style:name="MP11" style:family="paragraph">
      <style:paragraph-properties fo:margin-left="1.27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2.54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3.81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5.08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simple" loext:tab-stop-distance="0cm">
        <style:tab-stops/>
      </style:paragraph-properties>
    </style:style>
    <style:style style:name="MP16" style:family="paragraph">
      <style:paragraph-properties fo:margin-left="0cm" fo:margin-right="0cm" fo:margin-top="0.884cm" fo:margin-bottom="0cm" fo:line-height="100%" fo:text-align="center" fo:text-indent="0cm" style:punctuation-wrap="simple" loext:tab-stop-distance="0cm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56.799999237060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56.7999992370606pt" style:font-style-asian="normal" style:font-weight-asian="normal" style:font-size-complex="56.7999992370606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Noto Sans1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78.09999847412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78.0999984741211pt" style:font-style-asian="normal" style:font-weight-asian="normal" style:font-size-complex="78.0999984741211pt" style:font-style-complex="normal" style:font-weight-complex="normal"/>
    </style:style>
    <style:style style:name="MT12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6cm"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Header Placeholder 5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6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7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8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Header Placeholder 1" draw:style-name="Mgr3" draw:text-style-name="MP3" draw:layer="backgroundobjects" svg:width="9.357cm" svg:height="1.402cm" svg:x="0cm" svg:y="0cm" presentation:class="header">
        <draw:text-box>
          <text:p/>
        </draw:text-box>
      </draw:frame>
      <draw:frame draw:name="Date Placeholder 2" draw:style-name="Mgr3" draw:text-style-name="MP3" draw:layer="backgroundobjects" svg:width="9.357cm" svg:height="1.402cm" svg:x="12.228cm" svg:y="0cm" presentation:class="date-time">
        <draw:text-box>
          <text:p text:style-name="MP4"><text:span text:style-name="MT2"><text:date style:data-style-name="D1" text:date-value="2025-03-28">3/28/25</text:date></text:span></text:p>
        </draw:text-box>
      </draw:frame>
      <draw:frame draw:name="Footer Placeholder 3" draw:style-name="Mgr4" draw:text-style-name="MP3" draw:layer="backgroundobjects" svg:width="9.357cm" svg:height="1.402cm" svg:x="0cm" svg:y="26.538cm" presentation:class="footer">
        <draw:text-box>
          <text:p/>
        </draw:text-box>
      </draw:frame>
      <draw:frame draw:name="Slide Number Placeholder 4" draw:style-name="Mgr4" draw:text-style-name="MP3" draw:layer="backgroundobjects" svg:width="9.357cm" svg:height="1.402cm" svg:x="12.228cm" svg:y="26.538cm" presentation:class="page-number">
        <draw:text-box>
          <text:p text:style-name="MP4"><text:span text:style-name="MT2"><text:page-number>&lt;number&gt;</text:page-number></text:span></text:p>
        </draw:text-box>
      </draw:frame>
      <draw:page-thumbnail draw:layer="backgroundobjects" svg:width="3.171cm" svg:height="6.143cm" svg:x="4.352cm" svg:y="2.796cm" draw:page-number="1"/>
      <draw:page-thumbnail draw:layer="backgroundobjects" svg:width="3.171cm" svg:height="6.143cm" svg:x="4.352cm" svg:y="10.896cm"/>
      <draw:page-thumbnail draw:layer="backgroundobjects" svg:width="3.171cm" svg:height="6.143cm" svg:x="4.352cm" svg:y="18.997cm"/>
      <draw:page-thumbnail draw:layer="backgroundobjects" svg:width="3.171cm" svg:height="6.143cm" svg:x="14.067cm" svg:y="2.796cm"/>
      <draw:page-thumbnail draw:layer="backgroundobjects" svg:width="3.171cm" svg:height="6.143cm" svg:x="14.067cm" svg:y="10.896cm"/>
      <draw:page-thumbnail draw:layer="backgroundobjects" svg:width="3.171cm" svg:height="6.143cm" svg:x="14.067cm" svg:y="18.997cm"/>
    </style:handout-master>
    <style:master-page style:name="Master1-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3" draw:layer="backgroundobjects" svg:width="14.172cm" svg:height="4.673cm" svg:x="0.784cm" svg:y="1.12cm" presentation:class="title">
        <draw:text-box>
          <text:p/>
        </draw:text-box>
      </draw:frame>
      <draw:frame draw:name="Text Placeholder 2" presentation:style-name="Mpr2" draw:text-style-name="MP3" draw:layer="backgroundobjects" svg:width="14.172cm" svg:height="16.234cm" svg:x="0.784cm" svg:y="6.545cm" presentation:class="outline">
        <draw:text-box>
          <text:list text:style-name="ML3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3.668cm" svg:height="1.929cm" svg:x="0.784cm" svg:y="25.494cm" presentation:class="date-time">
        <draw:text-box>
          <text:p/>
        </draw:text-box>
      </draw:frame>
      <draw:frame draw:name="Footer Placeholder 4" presentation:style-name="Mpr4" draw:text-style-name="MP3" draw:layer="backgroundobjects" svg:width="4.991cm" svg:height="1.929cm" svg:x="5.382cm" svg:y="25.494cm" presentation:class="footer">
        <draw:text-box>
          <text:p/>
        </draw:text-box>
      </draw:frame>
      <draw:frame draw:name="Slide Number Placeholder 5" presentation:style-name="Mpr3" draw:text-style-name="MP3" draw:layer="backgroundobjects" svg:width="3.668cm" svg:height="1.929cm" svg:x="11.289cm" svg:y="25.494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5" draw:text-style-name="MP3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5" draw:text-style-name="MP3" draw:layer="backgroundobjects" svg:width="9.357cm" svg:height="1.402cm" svg:x="12.228cm" svg:y="0cm" presentation:class="date-time">
          <draw:text-box>
            <text:p text:style-name="MP4"><text:span text:style-name="MT2"><text:date style:data-style-name="D1" text:date-value="2025-03-28">3/28/25</text:date></text:span></text:p>
          </draw:text-box>
        </draw:frame>
        <draw:page-thumbnail draw:name="Slide Image Placeholder 3" presentation:style-name="Master1-Default-title" draw:layer="backgroundobjects" svg:width="4.868cm" svg:height="9.428cm" svg:x="8.361cm" svg:y="3.493cm" presentation:class="page"/>
        <draw:frame draw:name="Notes Placeholder 4" presentation:style-name="Mpr6" draw:text-style-name="MP3" draw:layer="backgroundobjects" svg:width="17.268cm" svg:height="11.002cm" svg:x="2.161cm" svg:y="13.445cm" presentation:class="notes">
          <draw:text-box>
            <text:p text:style-name="MP10"><text:span text:style-name="MT8">Click to edit Master text styles</text:span></text:p>
            <text:list text:style-name="ML5">
              <text:list-item>
                <text:list>
                  <text:list-item>
                    <text:p text:style-name="MP11"><text:span text:style-name="MT2">Second level</text:span></text:p>
                    <text:list>
                      <text:list-item>
                        <text:p text:style-name="MP12"><text:span text:style-name="MT2">Third level</text:span></text:p>
                        <text:list>
                          <text:list-item>
                            <text:p text:style-name="MP13"><text:span text:style-name="MT2">Fourth level</text:span></text:p>
                            <text:list>
                              <text:list-item>
                                <text:p text:style-name="MP14"><text:span text:style-name="MT2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Default-title" draw:layer="backgroundobjects" svg:width="18.624cm" svg:height="10.476cm" svg:x="1.482cm" svg:y="2.123cm" presentation:class="page"/>
        <draw:frame draw:name="Notes Placeholder 8" presentation:style-name="Mpr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8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  <draw:frame draw:name="Footer Placeholder 5" presentation:style-name="Mpr9" draw:text-style-name="MP3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9" draw:text-style-name="MP3" draw:layer="backgroundobjects" svg:width="9.357cm" svg:height="1.402cm" svg:x="12.228cm" svg:y="26.538cm" presentation:class="page-number">
          <draw:text-box>
            <text:p text:style-name="MP4"><text:span text:style-name="MT2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0" draw:text-style-name="MP3" draw:layer="backgroundobjects" svg:width="11.814cm" svg:height="10.614cm" svg:x="1.967cm" svg:y="4.987cm" presentation:class="title">
        <draw:text-box>
          <text:p text:style-name="MP15"><text:span text:style-name="MT9">Click to edit Master title style</text:span></text:p>
        </draw:text-box>
      </draw:frame>
      <draw:frame draw:name="Subtitle 2" presentation:style-name="Mpr11" draw:text-style-name="MP3" draw:layer="backgroundobjects" svg:width="11.814cm" svg:height="7.36cm" svg:x="1.967cm" svg:y="16.007cm" presentation:class="subtitle">
        <draw:text-box>
          <text:p text:style-name="MP16"><text:span text:style-name="MT10">Click to edit Master subtitle style</text:span></text:p>
        </draw:text-box>
      </draw:frame>
      <draw:frame draw:name="Date Placeholder 3" presentation:style-name="Mpr12" draw:text-style-name="MP3" draw:layer="backgroundobjects" svg:width="3.668cm" svg:height="1.929cm" svg:x="0.784cm" svg:y="25.494cm" presentation:class="date-time">
        <draw:text-box>
          <text:p/>
        </draw:text-box>
      </draw:frame>
      <draw:frame draw:name="Footer Placeholder 4" presentation:style-name="Mpr13" draw:text-style-name="MP3" draw:layer="backgroundobjects" svg:width="4.991cm" svg:height="1.929cm" svg:x="5.382cm" svg:y="25.494cm" presentation:class="footer">
        <draw:text-box>
          <text:p/>
        </draw:text-box>
      </draw:frame>
      <draw:frame draw:name="Slide Number Placeholder 5" presentation:style-name="Mpr12" draw:text-style-name="MP3" draw:layer="backgroundobjects" svg:width="3.668cm" svg:height="1.929cm" svg:x="11.289cm" svg:y="25.494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14" draw:text-style-name="MP3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14" draw:text-style-name="MP3" draw:layer="backgroundobjects" svg:width="9.357cm" svg:height="1.402cm" svg:x="12.228cm" svg:y="0cm" presentation:class="date-time">
          <draw:text-box>
            <text:p text:style-name="MP4"><text:span text:style-name="MT2"><text:date style:data-style-name="D1" text:date-value="2025-03-28">3/28/25</text:date></text:span></text:p>
          </draw:text-box>
        </draw:frame>
        <draw:page-thumbnail draw:name="Slide Image Placeholder 3" presentation:style-name="Master1-Layout1-title-Title-Slide-title" draw:layer="backgroundobjects" svg:width="4.868cm" svg:height="9.428cm" svg:x="8.361cm" svg:y="3.493cm" presentation:class="page"/>
        <draw:frame draw:name="Notes Placeholder 4" presentation:style-name="Mpr15" draw:text-style-name="MP3" draw:layer="backgroundobjects" svg:width="17.268cm" svg:height="11.002cm" svg:x="2.161cm" svg:y="13.445cm" presentation:class="notes">
          <draw:text-box>
            <text:p text:style-name="MP10"><text:span text:style-name="MT8">Click to edit Master text styles</text:span></text:p>
            <text:list text:style-name="ML5">
              <text:list-item>
                <text:list>
                  <text:list-item>
                    <text:p text:style-name="MP11"><text:span text:style-name="MT2">Second level</text:span></text:p>
                    <text:list>
                      <text:list-item>
                        <text:p text:style-name="MP12"><text:span text:style-name="MT2">Third level</text:span></text:p>
                        <text:list>
                          <text:list-item>
                            <text:p text:style-name="MP13"><text:span text:style-name="MT2">Fourth level</text:span></text:p>
                            <text:list>
                              <text:list-item>
                                <text:p text:style-name="MP14"><text:span text:style-name="MT2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1-title-Title-Slide-title" draw:layer="backgroundobjects" svg:width="18.624cm" svg:height="10.476cm" svg:x="1.482cm" svg:y="2.123cm" presentation:class="page"/>
        <draw:frame draw:name="Notes Placeholder 8" presentation:style-name="Mpr1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12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12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1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17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  <draw:frame draw:name="Footer Placeholder 5" presentation:style-name="Mpr18" draw:text-style-name="MP3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357cm" svg:height="1.402cm" svg:x="12.228cm" svg:y="26.538cm" presentation:class="page-number">
          <draw:text-box>
            <text:p text:style-name="MP4"><text:span text:style-name="MT2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9" draw:text-style-name="MP3" draw:layer="backgroundobjects" svg:width="14.172cm" svg:height="4.673cm" svg:x="0.784cm" svg:y="1.12cm" presentation:class="title">
        <draw:text-box>
          <text:p text:style-name="MP15"><text:span text:style-name="MT11">Click to edit Master title style</text:span></text:p>
        </draw:text-box>
      </draw:frame>
      <draw:frame draw:name="Content Placeholder 2" presentation:style-name="Mpr20" draw:text-style-name="MP3" draw:layer="backgroundobjects" svg:width="14.172cm" svg:height="16.234cm" svg:x="0.784cm" svg:y="6.545cm" presentation:class="title">
        <draw:text-box>
          <text:p text:style-name="MP5"><text:span text:style-name="MT3">Click to edit Master text styles</text:span></text:p>
          <text:list text:style-name="ML7">
            <text:list-item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1" draw:text-style-name="MP3" draw:layer="backgroundobjects" svg:width="3.668cm" svg:height="1.929cm" svg:x="0.784cm" svg:y="25.494cm" presentation:class="date-time">
        <draw:text-box>
          <text:p/>
        </draw:text-box>
      </draw:frame>
      <draw:frame draw:name="Footer Placeholder 4" presentation:style-name="Mpr22" draw:text-style-name="MP3" draw:layer="backgroundobjects" svg:width="4.991cm" svg:height="1.929cm" svg:x="5.382cm" svg:y="25.494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3.668cm" svg:height="1.929cm" svg:x="11.289cm" svg:y="25.494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23" draw:text-style-name="MP3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23" draw:text-style-name="MP3" draw:layer="backgroundobjects" svg:width="9.357cm" svg:height="1.402cm" svg:x="12.228cm" svg:y="0cm" presentation:class="date-time">
          <draw:text-box>
            <text:p text:style-name="MP4"><text:span text:style-name="MT2"><text:date style:data-style-name="D1" text:date-value="2025-03-28">3/28/25</text:date></text:span></text:p>
          </draw:text-box>
        </draw:frame>
        <draw:page-thumbnail draw:name="Slide Image Placeholder 3" presentation:style-name="Master1-Layout2-obj-Title-and-Content-title" draw:layer="backgroundobjects" svg:width="4.868cm" svg:height="9.428cm" svg:x="8.361cm" svg:y="3.493cm" presentation:class="page"/>
        <draw:frame draw:name="Notes Placeholder 4" presentation:style-name="Mpr24" draw:text-style-name="MP3" draw:layer="backgroundobjects" svg:width="17.268cm" svg:height="11.002cm" svg:x="2.161cm" svg:y="13.445cm" presentation:class="notes">
          <draw:text-box>
            <text:p text:style-name="MP10"><text:span text:style-name="MT8">Click to edit Master text styles</text:span></text:p>
            <text:list text:style-name="ML5">
              <text:list-item>
                <text:list>
                  <text:list-item>
                    <text:p text:style-name="MP11"><text:span text:style-name="MT2">Second level</text:span></text:p>
                    <text:list>
                      <text:list-item>
                        <text:p text:style-name="MP12"><text:span text:style-name="MT2">Third level</text:span></text:p>
                        <text:list>
                          <text:list-item>
                            <text:p text:style-name="MP13"><text:span text:style-name="MT2">Fourth level</text:span></text:p>
                            <text:list>
                              <text:list-item>
                                <text:p text:style-name="MP14"><text:span text:style-name="MT2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2-obj-Title-and-Content-title" draw:layer="backgroundobjects" svg:width="18.624cm" svg:height="10.476cm" svg:x="1.482cm" svg:y="2.123cm" presentation:class="page"/>
        <draw:frame draw:name="Notes Placeholder 8" presentation:style-name="Mpr2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2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26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  <draw:frame draw:name="Footer Placeholder 5" presentation:style-name="Mpr27" draw:text-style-name="MP3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27" draw:text-style-name="MP3" draw:layer="backgroundobjects" svg:width="9.357cm" svg:height="1.402cm" svg:x="12.228cm" svg:y="26.538cm" presentation:class="page-number">
          <draw:text-box>
            <text:p text:style-name="MP4"><text:span text:style-name="MT2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8" draw:text-style-name="MP3" draw:layer="backgroundobjects" svg:width="13.582cm" svg:height="12.678cm" svg:x="1.076cm" svg:y="7.598cm" presentation:class="title">
        <draw:text-box>
          <text:p text:style-name="MP15"><text:span text:style-name="MT9">Click to edit Master title style</text:span></text:p>
        </draw:text-box>
      </draw:frame>
      <draw:frame draw:name="Text Placeholder 2" presentation:style-name="Mpr29" draw:text-style-name="MP3" draw:layer="backgroundobjects" svg:width="13.582cm" svg:height="6.668cm" svg:x="1.076cm" svg:y="20.399cm" presentation:class="outline">
        <draw:text-box>
          <text:list text:style-name="ML3">
            <text:list-item>
              <text:p text:style-name="MP5"><text:span text:style-name="MT12">Click to edit Master text styles</text:span></text:p>
            </text:list-item>
          </text:list>
        </draw:text-box>
      </draw:frame>
      <draw:frame draw:name="Date Placeholder 3" presentation:style-name="Mpr30" draw:text-style-name="MP3" draw:layer="backgroundobjects" svg:width="3.668cm" svg:height="1.929cm" svg:x="0.784cm" svg:y="25.494cm" presentation:class="date-time">
        <draw:text-box>
          <text:p/>
        </draw:text-box>
      </draw:frame>
      <draw:frame draw:name="Footer Placeholder 4" presentation:style-name="Mpr31" draw:text-style-name="MP3" draw:layer="backgroundobjects" svg:width="4.991cm" svg:height="1.929cm" svg:x="5.382cm" svg:y="25.494cm" presentation:class="footer">
        <draw:text-box>
          <text:p/>
        </draw:text-box>
      </draw:frame>
      <draw:frame draw:name="Slide Number Placeholder 5" presentation:style-name="Mpr30" draw:text-style-name="MP3" draw:layer="backgroundobjects" svg:width="3.668cm" svg:height="1.929cm" svg:x="11.289cm" svg:y="25.494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32" draw:text-style-name="MP3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32" draw:text-style-name="MP3" draw:layer="backgroundobjects" svg:width="9.357cm" svg:height="1.402cm" svg:x="12.228cm" svg:y="0cm" presentation:class="date-time">
          <draw:text-box>
            <text:p text:style-name="MP4"><text:span text:style-name="MT2"><text:date style:data-style-name="D1" text:date-value="2025-03-28">3/28/25</text:date></text:span></text:p>
          </draw:text-box>
        </draw:frame>
        <draw:page-thumbnail draw:name="Slide Image Placeholder 3" presentation:style-name="Master1-Layout3-secHead-Section-Header-title" draw:layer="backgroundobjects" svg:width="4.868cm" svg:height="9.428cm" svg:x="8.361cm" svg:y="3.493cm" presentation:class="page"/>
        <draw:frame draw:name="Notes Placeholder 4" presentation:style-name="Mpr33" draw:text-style-name="MP3" draw:layer="backgroundobjects" svg:width="17.268cm" svg:height="11.002cm" svg:x="2.161cm" svg:y="13.445cm" presentation:class="notes">
          <draw:text-box>
            <text:p text:style-name="MP10"><text:span text:style-name="MT8">Click to edit Master text styles</text:span></text:p>
            <text:list text:style-name="ML5">
              <text:list-item>
                <text:list>
                  <text:list-item>
                    <text:p text:style-name="MP11"><text:span text:style-name="MT2">Second level</text:span></text:p>
                    <text:list>
                      <text:list-item>
                        <text:p text:style-name="MP12"><text:span text:style-name="MT2">Third level</text:span></text:p>
                        <text:list>
                          <text:list-item>
                            <text:p text:style-name="MP13"><text:span text:style-name="MT2">Fourth level</text:span></text:p>
                            <text:list>
                              <text:list-item>
                                <text:p text:style-name="MP14"><text:span text:style-name="MT2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3-secHead-Section-Header-title" draw:layer="backgroundobjects" svg:width="18.624cm" svg:height="10.476cm" svg:x="1.482cm" svg:y="2.123cm" presentation:class="page"/>
        <draw:frame draw:name="Notes Placeholder 8" presentation:style-name="Mpr34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30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30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35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35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  <draw:frame draw:name="Footer Placeholder 5" presentation:style-name="Mpr36" draw:text-style-name="MP3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36" draw:text-style-name="MP3" draw:layer="backgroundobjects" svg:width="9.357cm" svg:height="1.402cm" svg:x="12.228cm" svg:y="26.538cm" presentation:class="page-number">
          <draw:text-box>
            <text:p text:style-name="MP4"><text:span text:style-name="MT2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7" draw:text-style-name="MP3" draw:layer="backgroundobjects" svg:width="14.172cm" svg:height="4.673cm" svg:x="0.784cm" svg:y="1.12cm" presentation:class="title">
        <draw:text-box>
          <text:p text:style-name="MP15"><text:span text:style-name="MT11">Click to edit Master title style</text:span></text:p>
        </draw:text-box>
      </draw:frame>
      <draw:frame draw:name="Content Placeholder 2" presentation:style-name="Mpr38" draw:text-style-name="MP3" draw:layer="backgroundobjects" svg:width="6.875cm" svg:height="16.237cm" svg:x="0.785cm" svg:y="6.544cm" presentation:class="title">
        <draw:text-box>
          <text:p text:style-name="MP5"><text:span text:style-name="MT3">Click to edit Master text styles</text:span></text:p>
          <text:list text:style-name="ML7">
            <text:list-item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8" draw:text-style-name="MP3" draw:layer="backgroundobjects" svg:width="6.875cm" svg:height="16.237cm" svg:x="8.083cm" svg:y="6.544cm" presentation:class="title">
        <draw:text-box>
          <text:p text:style-name="MP5"><text:span text:style-name="MT3">Click to edit Master text styles</text:span></text:p>
          <text:list text:style-name="ML7">
            <text:list-item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39" draw:text-style-name="MP3" draw:layer="backgroundobjects" svg:width="3.668cm" svg:height="1.929cm" svg:x="0.784cm" svg:y="25.494cm" presentation:class="date-time">
        <draw:text-box>
          <text:p/>
        </draw:text-box>
      </draw:frame>
      <draw:frame draw:name="Footer Placeholder 5" presentation:style-name="Mpr40" draw:text-style-name="MP3" draw:layer="backgroundobjects" svg:width="4.991cm" svg:height="1.929cm" svg:x="5.382cm" svg:y="25.494cm" presentation:class="footer">
        <draw:text-box>
          <text:p/>
        </draw:text-box>
      </draw:frame>
      <draw:frame draw:name="Slide Number Placeholder 6" presentation:style-name="Mpr39" draw:text-style-name="MP3" draw:layer="backgroundobjects" svg:width="3.668cm" svg:height="1.929cm" svg:x="11.289cm" svg:y="25.494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41" draw:text-style-name="MP3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41" draw:text-style-name="MP3" draw:layer="backgroundobjects" svg:width="9.357cm" svg:height="1.402cm" svg:x="12.228cm" svg:y="0cm" presentation:class="date-time">
          <draw:text-box>
            <text:p text:style-name="MP4"><text:span text:style-name="MT2"><text:date style:data-style-name="D1" text:date-value="2025-03-28">3/28/25</text:date></text:span></text:p>
          </draw:text-box>
        </draw:frame>
        <draw:page-thumbnail draw:name="Slide Image Placeholder 3" presentation:style-name="Master1-Layout4-twoObj-Two-Content-title" draw:layer="backgroundobjects" svg:width="4.868cm" svg:height="9.428cm" svg:x="8.361cm" svg:y="3.493cm" presentation:class="page"/>
        <draw:frame draw:name="Notes Placeholder 4" presentation:style-name="Mpr42" draw:text-style-name="MP3" draw:layer="backgroundobjects" svg:width="17.268cm" svg:height="11.002cm" svg:x="2.161cm" svg:y="13.445cm" presentation:class="notes">
          <draw:text-box>
            <text:p text:style-name="MP10"><text:span text:style-name="MT8">Click to edit Master text styles</text:span></text:p>
            <text:list text:style-name="ML5">
              <text:list-item>
                <text:list>
                  <text:list-item>
                    <text:p text:style-name="MP11"><text:span text:style-name="MT2">Second level</text:span></text:p>
                    <text:list>
                      <text:list-item>
                        <text:p text:style-name="MP12"><text:span text:style-name="MT2">Third level</text:span></text:p>
                        <text:list>
                          <text:list-item>
                            <text:p text:style-name="MP13"><text:span text:style-name="MT2">Fourth level</text:span></text:p>
                            <text:list>
                              <text:list-item>
                                <text:p text:style-name="MP14"><text:span text:style-name="MT2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4-twoObj-Two-Content-title" draw:layer="backgroundobjects" svg:width="18.624cm" svg:height="10.476cm" svg:x="1.482cm" svg:y="2.123cm" presentation:class="page"/>
        <draw:frame draw:name="Notes Placeholder 8" presentation:style-name="Mpr4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4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44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  <draw:frame draw:name="Footer Placeholder 5" presentation:style-name="Mpr45" draw:text-style-name="MP3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45" draw:text-style-name="MP3" draw:layer="backgroundobjects" svg:width="9.357cm" svg:height="1.402cm" svg:x="12.228cm" svg:y="26.538cm" presentation:class="page-number">
          <draw:text-box>
            <text:p text:style-name="MP4"><text:span text:style-name="MT2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46" draw:text-style-name="MP3" draw:layer="backgroundobjects" svg:width="13.582cm" svg:height="5.891cm" svg:x="1.085cm" svg:y="1.623cm" presentation:class="title">
        <draw:text-box>
          <text:p text:style-name="MP15"><text:span text:style-name="MT11">Click to edit Master title style</text:span></text:p>
        </draw:text-box>
      </draw:frame>
      <draw:frame draw:name="Text Placeholder 2" presentation:style-name="Mpr47" draw:text-style-name="MP3" draw:layer="backgroundobjects" svg:width="6.663cm" svg:height="3.664cm" svg:x="1.085cm" svg:y="7.47cm" presentation:class="outline">
        <draw:text-box>
          <text:list text:style-name="ML3">
            <text:list-item>
              <text:p text:style-name="MP5"><text:span text:style-name="MT13">Click to edit Master text styles</text:span></text:p>
            </text:list-item>
          </text:list>
        </draw:text-box>
      </draw:frame>
      <draw:frame draw:name="Content Placeholder 3" presentation:style-name="Mpr48" draw:text-style-name="MP3" draw:layer="backgroundobjects" svg:width="6.663cm" svg:height="16.373cm" svg:x="1.085cm" svg:y="11.135cm" presentation:class="title">
        <draw:text-box>
          <text:p text:style-name="MP5"><text:span text:style-name="MT3">Click to edit Master text styles</text:span></text:p>
          <text:list text:style-name="ML7">
            <text:list-item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47" draw:text-style-name="MP3" draw:layer="backgroundobjects" svg:width="6.694cm" svg:height="3.664cm" svg:x="7.973cm" svg:y="7.47cm" presentation:class="outline">
        <draw:text-box>
          <text:list text:style-name="ML8">
            <text:list-item>
              <text:p text:style-name="MP5"><text:span text:style-name="MT13">Click to edit Master text styles</text:span></text:p>
            </text:list-item>
          </text:list>
        </draw:text-box>
      </draw:frame>
      <draw:frame draw:name="Content Placeholder 5" presentation:style-name="Mpr48" draw:text-style-name="MP3" draw:layer="backgroundobjects" svg:width="6.694cm" svg:height="16.373cm" svg:x="7.973cm" svg:y="11.135cm" presentation:class="title">
        <draw:text-box>
          <text:p text:style-name="MP5"><text:span text:style-name="MT3">Click to edit Master text styles</text:span></text:p>
          <text:list text:style-name="ML7">
            <text:list-item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49" draw:text-style-name="MP3" draw:layer="backgroundobjects" svg:width="3.668cm" svg:height="1.929cm" svg:x="0.784cm" svg:y="25.494cm" presentation:class="date-time">
        <draw:text-box>
          <text:p/>
        </draw:text-box>
      </draw:frame>
      <draw:frame draw:name="Footer Placeholder 7" presentation:style-name="Mpr50" draw:text-style-name="MP3" draw:layer="backgroundobjects" svg:width="4.991cm" svg:height="1.929cm" svg:x="5.382cm" svg:y="25.494cm" presentation:class="footer">
        <draw:text-box>
          <text:p/>
        </draw:text-box>
      </draw:frame>
      <draw:frame draw:name="Slide Number Placeholder 8" presentation:style-name="Mpr49" draw:text-style-name="MP3" draw:layer="backgroundobjects" svg:width="3.668cm" svg:height="1.929cm" svg:x="11.289cm" svg:y="25.494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51" draw:text-style-name="MP3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51" draw:text-style-name="MP3" draw:layer="backgroundobjects" svg:width="9.357cm" svg:height="1.402cm" svg:x="12.228cm" svg:y="0cm" presentation:class="date-time">
          <draw:text-box>
            <text:p text:style-name="MP4"><text:span text:style-name="MT2"><text:date style:data-style-name="D1" text:date-value="2025-03-28">3/28/25</text:date></text:span></text:p>
          </draw:text-box>
        </draw:frame>
        <draw:page-thumbnail draw:name="Slide Image Placeholder 3" presentation:style-name="Master1-Layout5-twoTxTwoObj-Comparison-title" draw:layer="backgroundobjects" svg:width="4.868cm" svg:height="9.428cm" svg:x="8.361cm" svg:y="3.493cm" presentation:class="page"/>
        <draw:frame draw:name="Notes Placeholder 4" presentation:style-name="Mpr52" draw:text-style-name="MP3" draw:layer="backgroundobjects" svg:width="17.268cm" svg:height="11.002cm" svg:x="2.161cm" svg:y="13.445cm" presentation:class="notes">
          <draw:text-box>
            <text:p text:style-name="MP10"><text:span text:style-name="MT8">Click to edit Master text styles</text:span></text:p>
            <text:list text:style-name="ML5">
              <text:list-item>
                <text:list>
                  <text:list-item>
                    <text:p text:style-name="MP11"><text:span text:style-name="MT2">Second level</text:span></text:p>
                    <text:list>
                      <text:list-item>
                        <text:p text:style-name="MP12"><text:span text:style-name="MT2">Third level</text:span></text:p>
                        <text:list>
                          <text:list-item>
                            <text:p text:style-name="MP13"><text:span text:style-name="MT2">Fourth level</text:span></text:p>
                            <text:list>
                              <text:list-item>
                                <text:p text:style-name="MP14"><text:span text:style-name="MT2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5-twoTxTwoObj-Comparison-title" draw:layer="backgroundobjects" svg:width="18.624cm" svg:height="10.476cm" svg:x="1.482cm" svg:y="2.123cm" presentation:class="page"/>
        <draw:frame draw:name="Notes Placeholder 8" presentation:style-name="Mpr5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4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4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5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54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  <draw:frame draw:name="Footer Placeholder 5" presentation:style-name="Mpr55" draw:text-style-name="MP3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55" draw:text-style-name="MP3" draw:layer="backgroundobjects" svg:width="9.357cm" svg:height="1.402cm" svg:x="12.228cm" svg:y="26.538cm" presentation:class="page-number">
          <draw:text-box>
            <text:p text:style-name="MP4"><text:span text:style-name="MT2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56" draw:text-style-name="MP3" draw:layer="backgroundobjects" svg:width="14.172cm" svg:height="4.673cm" svg:x="0.784cm" svg:y="1.12cm" presentation:class="title">
        <draw:text-box>
          <text:p text:style-name="MP15"><text:span text:style-name="MT11">Click to edit Master title style</text:span></text:p>
        </draw:text-box>
      </draw:frame>
      <draw:frame draw:name="Date Placeholder 2" presentation:style-name="Mpr57" draw:text-style-name="MP3" draw:layer="backgroundobjects" svg:width="3.668cm" svg:height="1.929cm" svg:x="0.784cm" svg:y="25.494cm" presentation:class="date-time">
        <draw:text-box>
          <text:p/>
        </draw:text-box>
      </draw:frame>
      <draw:frame draw:name="Footer Placeholder 3" presentation:style-name="Mpr58" draw:text-style-name="MP3" draw:layer="backgroundobjects" svg:width="4.991cm" svg:height="1.929cm" svg:x="5.382cm" svg:y="25.494cm" presentation:class="footer">
        <draw:text-box>
          <text:p/>
        </draw:text-box>
      </draw:frame>
      <draw:frame draw:name="Slide Number Placeholder 4" presentation:style-name="Mpr57" draw:text-style-name="MP3" draw:layer="backgroundobjects" svg:width="3.668cm" svg:height="1.929cm" svg:x="11.289cm" svg:y="25.494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59" draw:text-style-name="MP3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59" draw:text-style-name="MP3" draw:layer="backgroundobjects" svg:width="9.357cm" svg:height="1.402cm" svg:x="12.228cm" svg:y="0cm" presentation:class="date-time">
          <draw:text-box>
            <text:p text:style-name="MP4"><text:span text:style-name="MT2"><text:date style:data-style-name="D1" text:date-value="2025-03-28">3/28/25</text:date></text:span></text:p>
          </draw:text-box>
        </draw:frame>
        <draw:page-thumbnail draw:name="Slide Image Placeholder 3" presentation:style-name="Master1-Layout6-titleOnly-Title-Only-title" draw:layer="backgroundobjects" svg:width="4.868cm" svg:height="9.428cm" svg:x="8.361cm" svg:y="3.493cm" presentation:class="page"/>
        <draw:frame draw:name="Notes Placeholder 4" presentation:style-name="Mpr60" draw:text-style-name="MP3" draw:layer="backgroundobjects" svg:width="17.268cm" svg:height="11.002cm" svg:x="2.161cm" svg:y="13.445cm" presentation:class="notes">
          <draw:text-box>
            <text:p text:style-name="MP10"><text:span text:style-name="MT8">Click to edit Master text styles</text:span></text:p>
            <text:list text:style-name="ML5">
              <text:list-item>
                <text:list>
                  <text:list-item>
                    <text:p text:style-name="MP11"><text:span text:style-name="MT2">Second level</text:span></text:p>
                    <text:list>
                      <text:list-item>
                        <text:p text:style-name="MP12"><text:span text:style-name="MT2">Third level</text:span></text:p>
                        <text:list>
                          <text:list-item>
                            <text:p text:style-name="MP13"><text:span text:style-name="MT2">Fourth level</text:span></text:p>
                            <text:list>
                              <text:list-item>
                                <text:p text:style-name="MP14"><text:span text:style-name="MT2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6-titleOnly-Title-Only-title" draw:layer="backgroundobjects" svg:width="18.624cm" svg:height="10.476cm" svg:x="1.482cm" svg:y="2.123cm" presentation:class="page"/>
        <draw:frame draw:name="Notes Placeholder 8" presentation:style-name="Mpr6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5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5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6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62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  <draw:frame draw:name="Footer Placeholder 5" presentation:style-name="Mpr63" draw:text-style-name="MP3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63" draw:text-style-name="MP3" draw:layer="backgroundobjects" svg:width="9.357cm" svg:height="1.402cm" svg:x="12.228cm" svg:y="26.538cm" presentation:class="page-number">
          <draw:text-box>
            <text:p text:style-name="MP4"><text:span text:style-name="MT2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64" draw:text-style-name="MP3" draw:layer="backgroundobjects" svg:width="3.668cm" svg:height="1.929cm" svg:x="0.784cm" svg:y="25.494cm" presentation:class="date-time">
        <draw:text-box>
          <text:p/>
        </draw:text-box>
      </draw:frame>
      <draw:frame draw:name="Footer Placeholder 2" presentation:style-name="Mpr65" draw:text-style-name="MP3" draw:layer="backgroundobjects" svg:width="4.991cm" svg:height="1.929cm" svg:x="5.382cm" svg:y="25.494cm" presentation:class="footer">
        <draw:text-box>
          <text:p/>
        </draw:text-box>
      </draw:frame>
      <draw:frame draw:name="Slide Number Placeholder 3" presentation:style-name="Mpr64" draw:text-style-name="MP3" draw:layer="backgroundobjects" svg:width="3.668cm" svg:height="1.929cm" svg:x="11.289cm" svg:y="25.494cm" presentation:class="page-number">
        <draw:text-box>
          <text:p text:style-name="MP2"><text:span text:style-name="MT7"><text:page-number>&lt;number&gt;</text:page-number></text:span></text:p>
        </draw:text-box>
      </draw:frame>
      <draw:frame presentation:style-name="Master1-Layout7-blank-Blank-title" draw:layer="backgroundobjects" svg:width="14.171cm" svg:height="5.089cm" svg:x="0.787cm" svg:y="1.216cm" presentation:class="title" presentation:placeholder="true">
        <draw:text-box/>
      </draw:frame>
      <draw:frame presentation:style-name="Master1-Layout7-blank-Blank-outline1" draw:layer="backgroundobjects" svg:width="14.171cm" svg:height="17.677cm" svg:x="0.787cm" svg:y="7.132cm" presentation:class="outline" presentation:placeholder="true">
        <draw:text-box/>
      </draw:frame>
      <presentation:notes style:page-layout-name="PM0">
        <draw:frame draw:name="Header Placeholder 1" presentation:style-name="Mpr66" draw:text-style-name="MP3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66" draw:text-style-name="MP3" draw:layer="backgroundobjects" svg:width="9.357cm" svg:height="1.402cm" svg:x="12.228cm" svg:y="0cm" presentation:class="date-time">
          <draw:text-box>
            <text:p text:style-name="MP4"><text:span text:style-name="MT2"><text:date style:data-style-name="D1" text:date-value="2025-03-28">3/28/25</text:date></text:span></text:p>
          </draw:text-box>
        </draw:frame>
        <draw:page-thumbnail draw:name="Slide Image Placeholder 3" presentation:style-name="Master1-Layout7-blank-Blank-title" draw:layer="backgroundobjects" svg:width="4.868cm" svg:height="9.428cm" svg:x="8.361cm" svg:y="3.493cm" presentation:class="page"/>
        <draw:frame draw:name="Notes Placeholder 4" presentation:style-name="Mpr67" draw:text-style-name="MP3" draw:layer="backgroundobjects" svg:width="17.268cm" svg:height="11.002cm" svg:x="2.161cm" svg:y="13.445cm" presentation:class="notes">
          <draw:text-box>
            <text:p text:style-name="MP10"><text:span text:style-name="MT8">Click to edit Master text styles</text:span></text:p>
            <text:list text:style-name="ML5">
              <text:list-item>
                <text:list>
                  <text:list-item>
                    <text:p text:style-name="MP11"><text:span text:style-name="MT2">Second level</text:span></text:p>
                    <text:list>
                      <text:list-item>
                        <text:p text:style-name="MP12"><text:span text:style-name="MT2">Third level</text:span></text:p>
                        <text:list>
                          <text:list-item>
                            <text:p text:style-name="MP13"><text:span text:style-name="MT2">Fourth level</text:span></text:p>
                            <text:list>
                              <text:list-item>
                                <text:p text:style-name="MP14"><text:span text:style-name="MT2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7-blank-Blank-title" draw:layer="backgroundobjects" svg:width="18.624cm" svg:height="10.476cm" svg:x="1.482cm" svg:y="2.123cm" presentation:class="page"/>
        <draw:frame draw:name="Notes Placeholder 8" presentation:style-name="Mpr68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6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6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69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69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  <draw:frame draw:name="Footer Placeholder 5" presentation:style-name="Mpr70" draw:text-style-name="MP3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70" draw:text-style-name="MP3" draw:layer="backgroundobjects" svg:width="9.357cm" svg:height="1.402cm" svg:x="12.228cm" svg:y="26.538cm" presentation:class="page-number">
          <draw:text-box>
            <text:p text:style-name="MP4"><text:span text:style-name="MT2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1" draw:text-style-name="MP3" draw:layer="backgroundobjects" svg:width="5.08cm" svg:height="7.113cm" svg:x="1.085cm" svg:y="2.033cm" presentation:class="title">
        <draw:text-box>
          <text:p text:style-name="MP15"><text:span text:style-name="MT14">Click to edit Master title style</text:span></text:p>
        </draw:text-box>
      </draw:frame>
      <draw:frame draw:name="Content Placeholder 2" presentation:style-name="Mpr72" draw:text-style-name="MP3" draw:layer="backgroundobjects" svg:width="7.973cm" svg:height="21.661cm" svg:x="6.694cm" svg:y="4.388cm" presentation:class="title">
        <draw:text-box>
          <text:p text:style-name="MP5"><text:span text:style-name="MT14">Click to edit Master text styles</text:span></text:p>
          <text:list text:style-name="ML7">
            <text:list-item>
              <text:list>
                <text:list-item>
                  <text:p text:style-name="MP6"><text:span text:style-name="MT15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73" draw:text-style-name="MP3" draw:layer="backgroundobjects" svg:width="5.08cm" svg:height="16.938cm" svg:x="1.085cm" svg:y="9.146cm" presentation:class="outline">
        <draw:text-box>
          <text:list text:style-name="ML3">
            <text:list-item>
              <text:p text:style-name="MP5"><text:span text:style-name="MT16">Click to edit Master text styles</text:span></text:p>
            </text:list-item>
          </text:list>
        </draw:text-box>
      </draw:frame>
      <draw:frame draw:name="Date Placeholder 4" presentation:style-name="Mpr74" draw:text-style-name="MP3" draw:layer="backgroundobjects" svg:width="3.668cm" svg:height="1.929cm" svg:x="0.784cm" svg:y="25.494cm" presentation:class="date-time">
        <draw:text-box>
          <text:p/>
        </draw:text-box>
      </draw:frame>
      <draw:frame draw:name="Footer Placeholder 5" presentation:style-name="Mpr75" draw:text-style-name="MP3" draw:layer="backgroundobjects" svg:width="4.991cm" svg:height="1.929cm" svg:x="5.382cm" svg:y="25.494cm" presentation:class="footer">
        <draw:text-box>
          <text:p/>
        </draw:text-box>
      </draw:frame>
      <draw:frame draw:name="Slide Number Placeholder 6" presentation:style-name="Mpr74" draw:text-style-name="MP3" draw:layer="backgroundobjects" svg:width="3.668cm" svg:height="1.929cm" svg:x="11.289cm" svg:y="25.494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76" draw:text-style-name="MP3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76" draw:text-style-name="MP3" draw:layer="backgroundobjects" svg:width="9.357cm" svg:height="1.402cm" svg:x="12.228cm" svg:y="0cm" presentation:class="date-time">
          <draw:text-box>
            <text:p text:style-name="MP4"><text:span text:style-name="MT2"><text:date style:data-style-name="D1" text:date-value="2025-03-28">3/28/25</text:date></text:span></text:p>
          </draw:text-box>
        </draw:frame>
        <draw:page-thumbnail draw:name="Slide Image Placeholder 3" presentation:style-name="Master1-Layout8-objTx-Content-with-Caption-title" draw:layer="backgroundobjects" svg:width="4.868cm" svg:height="9.428cm" svg:x="8.361cm" svg:y="3.493cm" presentation:class="page"/>
        <draw:frame draw:name="Notes Placeholder 4" presentation:style-name="Mpr77" draw:text-style-name="MP3" draw:layer="backgroundobjects" svg:width="17.268cm" svg:height="11.002cm" svg:x="2.161cm" svg:y="13.445cm" presentation:class="notes">
          <draw:text-box>
            <text:p text:style-name="MP10"><text:span text:style-name="MT8">Click to edit Master text styles</text:span></text:p>
            <text:list text:style-name="ML5">
              <text:list-item>
                <text:list>
                  <text:list-item>
                    <text:p text:style-name="MP11"><text:span text:style-name="MT2">Second level</text:span></text:p>
                    <text:list>
                      <text:list-item>
                        <text:p text:style-name="MP12"><text:span text:style-name="MT2">Third level</text:span></text:p>
                        <text:list>
                          <text:list-item>
                            <text:p text:style-name="MP13"><text:span text:style-name="MT2">Fourth level</text:span></text:p>
                            <text:list>
                              <text:list-item>
                                <text:p text:style-name="MP14"><text:span text:style-name="MT2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8-objTx-Content-with-Caption-title" draw:layer="backgroundobjects" svg:width="18.624cm" svg:height="10.476cm" svg:x="1.482cm" svg:y="2.123cm" presentation:class="page"/>
        <draw:frame draw:name="Notes Placeholder 8" presentation:style-name="Mpr78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7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7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79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79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  <draw:frame draw:name="Footer Placeholder 5" presentation:style-name="Mpr80" draw:text-style-name="MP3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80" draw:text-style-name="MP3" draw:layer="backgroundobjects" svg:width="9.357cm" svg:height="1.402cm" svg:x="12.228cm" svg:y="26.538cm" presentation:class="page-number">
          <draw:text-box>
            <text:p text:style-name="MP4"><text:span text:style-name="MT2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81" draw:text-style-name="MP3" draw:layer="backgroundobjects" svg:width="5.08cm" svg:height="7.113cm" svg:x="1.085cm" svg:y="2.033cm" presentation:class="title">
        <draw:text-box>
          <text:p text:style-name="MP15"><text:span text:style-name="MT14">Click to edit Master title style</text:span></text:p>
        </draw:text-box>
      </draw:frame>
      <draw:frame draw:name="Picture Placeholder 2" presentation:style-name="Mpr82" draw:text-style-name="MP3" draw:layer="backgroundobjects" svg:width="7.973cm" svg:height="21.661cm" svg:x="6.694cm" svg:y="4.388cm" presentation:class="title">
        <draw:text-box>
          <text:p/>
        </draw:text-box>
      </draw:frame>
      <draw:frame draw:name="Text Placeholder 3" presentation:style-name="Mpr83" draw:text-style-name="MP3" draw:layer="backgroundobjects" svg:width="5.08cm" svg:height="16.938cm" svg:x="1.085cm" svg:y="9.146cm" presentation:class="outline">
        <draw:text-box>
          <text:list text:style-name="ML3">
            <text:list-item>
              <text:p text:style-name="MP5"><text:span text:style-name="MT16">Click to edit Master text styles</text:span></text:p>
            </text:list-item>
          </text:list>
        </draw:text-box>
      </draw:frame>
      <draw:frame draw:name="Date Placeholder 4" presentation:style-name="Mpr84" draw:text-style-name="MP3" draw:layer="backgroundobjects" svg:width="3.668cm" svg:height="1.929cm" svg:x="0.784cm" svg:y="25.494cm" presentation:class="date-time">
        <draw:text-box>
          <text:p/>
        </draw:text-box>
      </draw:frame>
      <draw:frame draw:name="Footer Placeholder 5" presentation:style-name="Mpr85" draw:text-style-name="MP3" draw:layer="backgroundobjects" svg:width="4.991cm" svg:height="1.929cm" svg:x="5.382cm" svg:y="25.494cm" presentation:class="footer">
        <draw:text-box>
          <text:p/>
        </draw:text-box>
      </draw:frame>
      <draw:frame draw:name="Slide Number Placeholder 6" presentation:style-name="Mpr84" draw:text-style-name="MP3" draw:layer="backgroundobjects" svg:width="3.668cm" svg:height="1.929cm" svg:x="11.289cm" svg:y="25.494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86" draw:text-style-name="MP3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86" draw:text-style-name="MP3" draw:layer="backgroundobjects" svg:width="9.357cm" svg:height="1.402cm" svg:x="12.228cm" svg:y="0cm" presentation:class="date-time">
          <draw:text-box>
            <text:p text:style-name="MP4"><text:span text:style-name="MT2"><text:date style:data-style-name="D1" text:date-value="2025-03-28">3/28/25</text:date></text:span></text:p>
          </draw:text-box>
        </draw:frame>
        <draw:page-thumbnail draw:name="Slide Image Placeholder 3" presentation:style-name="Master1-Layout9-picTx-Picture-with-Caption-title" draw:layer="backgroundobjects" svg:width="4.868cm" svg:height="9.428cm" svg:x="8.361cm" svg:y="3.493cm" presentation:class="page"/>
        <draw:frame draw:name="Notes Placeholder 4" presentation:style-name="Mpr87" draw:text-style-name="MP3" draw:layer="backgroundobjects" svg:width="17.268cm" svg:height="11.002cm" svg:x="2.161cm" svg:y="13.445cm" presentation:class="notes">
          <draw:text-box>
            <text:p text:style-name="MP10"><text:span text:style-name="MT8">Click to edit Master text styles</text:span></text:p>
            <text:list text:style-name="ML5">
              <text:list-item>
                <text:list>
                  <text:list-item>
                    <text:p text:style-name="MP11"><text:span text:style-name="MT2">Second level</text:span></text:p>
                    <text:list>
                      <text:list-item>
                        <text:p text:style-name="MP12"><text:span text:style-name="MT2">Third level</text:span></text:p>
                        <text:list>
                          <text:list-item>
                            <text:p text:style-name="MP13"><text:span text:style-name="MT2">Fourth level</text:span></text:p>
                            <text:list>
                              <text:list-item>
                                <text:p text:style-name="MP14"><text:span text:style-name="MT2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9-picTx-Picture-with-Caption-title" draw:layer="backgroundobjects" svg:width="18.624cm" svg:height="10.476cm" svg:x="1.482cm" svg:y="2.123cm" presentation:class="page"/>
        <draw:frame draw:name="Notes Placeholder 8" presentation:style-name="Mpr88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8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8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89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89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  <draw:frame draw:name="Footer Placeholder 5" presentation:style-name="Mpr90" draw:text-style-name="MP3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9.357cm" svg:height="1.402cm" svg:x="12.228cm" svg:y="26.538cm" presentation:class="page-number">
          <draw:text-box>
            <text:p text:style-name="MP4"><text:span text:style-name="MT2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91" draw:text-style-name="MP3" draw:layer="backgroundobjects" svg:width="14.172cm" svg:height="4.673cm" svg:x="0.784cm" svg:y="1.12cm" presentation:class="title">
        <draw:text-box>
          <text:p text:style-name="MP15"><text:span text:style-name="MT11">Click to edit Master title style</text:span></text:p>
        </draw:text-box>
      </draw:frame>
      <draw:frame draw:name="Vertical Text Placeholder 2" presentation:style-name="Mpr92" draw:text-style-name="MP3" draw:layer="backgroundobjects" svg:width="14.172cm" svg:height="16.234cm" svg:x="0.784cm" svg:y="6.545cm" presentation:class="outline">
        <draw:text-box>
          <text:list text:style-name="ML3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3" draw:text-style-name="MP3" draw:layer="backgroundobjects" svg:width="3.668cm" svg:height="1.929cm" svg:x="0.784cm" svg:y="25.494cm" presentation:class="date-time">
        <draw:text-box>
          <text:p/>
        </draw:text-box>
      </draw:frame>
      <draw:frame draw:name="Footer Placeholder 4" presentation:style-name="Mpr94" draw:text-style-name="MP3" draw:layer="backgroundobjects" svg:width="4.991cm" svg:height="1.929cm" svg:x="5.382cm" svg:y="25.494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3.668cm" svg:height="1.929cm" svg:x="11.289cm" svg:y="25.494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95" draw:text-style-name="MP3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95" draw:text-style-name="MP3" draw:layer="backgroundobjects" svg:width="9.357cm" svg:height="1.402cm" svg:x="12.228cm" svg:y="0cm" presentation:class="date-time">
          <draw:text-box>
            <text:p text:style-name="MP4"><text:span text:style-name="MT2"><text:date style:data-style-name="D1" text:date-value="2025-03-28">3/28/25</text:date></text:span></text:p>
          </draw:text-box>
        </draw:frame>
        <draw:page-thumbnail draw:name="Slide Image Placeholder 3" presentation:style-name="Master1-Layout10-vertTx-Title-and-Vertical-Text-title" draw:layer="backgroundobjects" svg:width="4.868cm" svg:height="9.428cm" svg:x="8.361cm" svg:y="3.493cm" presentation:class="page"/>
        <draw:frame draw:name="Notes Placeholder 4" presentation:style-name="Mpr96" draw:text-style-name="MP3" draw:layer="backgroundobjects" svg:width="17.268cm" svg:height="11.002cm" svg:x="2.161cm" svg:y="13.445cm" presentation:class="notes">
          <draw:text-box>
            <text:p text:style-name="MP10"><text:span text:style-name="MT8">Click to edit Master text styles</text:span></text:p>
            <text:list text:style-name="ML5">
              <text:list-item>
                <text:list>
                  <text:list-item>
                    <text:p text:style-name="MP11"><text:span text:style-name="MT2">Second level</text:span></text:p>
                    <text:list>
                      <text:list-item>
                        <text:p text:style-name="MP12"><text:span text:style-name="MT2">Third level</text:span></text:p>
                        <text:list>
                          <text:list-item>
                            <text:p text:style-name="MP13"><text:span text:style-name="MT2">Fourth level</text:span></text:p>
                            <text:list>
                              <text:list-item>
                                <text:p text:style-name="MP14"><text:span text:style-name="MT2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10-vertTx-Title-and-Vertical-Text-title" draw:layer="backgroundobjects" svg:width="18.624cm" svg:height="10.476cm" svg:x="1.482cm" svg:y="2.123cm" presentation:class="page"/>
        <draw:frame draw:name="Notes Placeholder 8" presentation:style-name="Mpr9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9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9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9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98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  <draw:frame draw:name="Footer Placeholder 5" presentation:style-name="Mpr99" draw:text-style-name="MP3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99" draw:text-style-name="MP3" draw:layer="backgroundobjects" svg:width="9.357cm" svg:height="1.402cm" svg:x="12.228cm" svg:y="26.538cm" presentation:class="page-number">
          <draw:text-box>
            <text:p text:style-name="MP4"><text:span text:style-name="MT2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100" draw:text-style-name="MP3" draw:layer="backgroundobjects" svg:width="3.541cm" svg:height="21.661cm" svg:x="11.417cm" svg:y="1.12cm" presentation:class="title">
        <draw:text-box>
          <text:p text:style-name="MP15"><text:span text:style-name="MT11">Click to edit Master title style</text:span></text:p>
        </draw:text-box>
      </draw:frame>
      <draw:frame draw:name="Vertical Text Placeholder 2" presentation:style-name="Mpr101" draw:text-style-name="MP3" draw:layer="backgroundobjects" svg:width="10.209cm" svg:height="21.661cm" svg:x="0.785cm" svg:y="1.12cm" presentation:class="outline">
        <draw:text-box>
          <text:list text:style-name="ML3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2" draw:text-style-name="MP3" draw:layer="backgroundobjects" svg:width="3.668cm" svg:height="1.929cm" svg:x="0.784cm" svg:y="25.494cm" presentation:class="date-time">
        <draw:text-box>
          <text:p/>
        </draw:text-box>
      </draw:frame>
      <draw:frame draw:name="Footer Placeholder 4" presentation:style-name="Mpr103" draw:text-style-name="MP3" draw:layer="backgroundobjects" svg:width="4.991cm" svg:height="1.929cm" svg:x="5.382cm" svg:y="25.494cm" presentation:class="footer">
        <draw:text-box>
          <text:p/>
        </draw:text-box>
      </draw:frame>
      <draw:frame draw:name="Slide Number Placeholder 5" presentation:style-name="Mpr102" draw:text-style-name="MP3" draw:layer="backgroundobjects" svg:width="3.668cm" svg:height="1.929cm" svg:x="11.289cm" svg:y="25.494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104" draw:text-style-name="MP3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104" draw:text-style-name="MP3" draw:layer="backgroundobjects" svg:width="9.357cm" svg:height="1.402cm" svg:x="12.228cm" svg:y="0cm" presentation:class="date-time">
          <draw:text-box>
            <text:p text:style-name="MP4"><text:span text:style-name="MT2"><text:date style:data-style-name="D1" text:date-value="2025-03-28">3/28/25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4.868cm" svg:height="9.428cm" svg:x="8.361cm" svg:y="3.493cm" presentation:class="page"/>
        <draw:frame draw:name="Notes Placeholder 4" presentation:style-name="Mpr105" draw:text-style-name="MP3" draw:layer="backgroundobjects" svg:width="17.268cm" svg:height="11.002cm" svg:x="2.161cm" svg:y="13.445cm" presentation:class="notes">
          <draw:text-box>
            <text:p text:style-name="MP10"><text:span text:style-name="MT8">Click to edit Master text styles</text:span></text:p>
            <text:list text:style-name="ML5">
              <text:list-item>
                <text:list>
                  <text:list-item>
                    <text:p text:style-name="MP11"><text:span text:style-name="MT2">Second level</text:span></text:p>
                    <text:list>
                      <text:list-item>
                        <text:p text:style-name="MP12"><text:span text:style-name="MT2">Third level</text:span></text:p>
                        <text:list>
                          <text:list-item>
                            <text:p text:style-name="MP13"><text:span text:style-name="MT2">Fourth level</text:span></text:p>
                            <text:list>
                              <text:list-item>
                                <text:p text:style-name="MP14"><text:span text:style-name="MT2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11-vertTitleAndTx-Vertical-Title-and-Text-title" draw:layer="backgroundobjects" svg:width="18.624cm" svg:height="10.476cm" svg:x="1.482cm" svg:y="2.123cm" presentation:class="page"/>
        <draw:frame draw:name="Notes Placeholder 8" presentation:style-name="Mpr10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102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102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10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107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  <draw:frame draw:name="Footer Placeholder 5" presentation:style-name="Mpr108" draw:text-style-name="MP3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108" draw:text-style-name="MP3" draw:layer="backgroundobjects" svg:width="9.357cm" svg:height="1.402cm" svg:x="12.228cm" svg:y="26.538cm" presentation:class="page-number">
          <draw:text-box>
            <text:p text:style-name="MP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  <meta:creation-date>2023-12-08T13:49:33Z</meta:creation-date>
    <dc:date>2025-03-28T08:41:11.956720992</dc:date>
    <meta:editing-cycles>6</meta:editing-cycles>
    <meta:editing-duration>PT38M24S</meta:editing-duration>
    <meta:document-statistic meta:object-count="259"/>
  </office:meta>
</office:document-meta>
</file>